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82mm"/>
    </style:style>
    <style:style style:name="co2" style:family="table-column">
      <style:table-column-properties fo:break-before="auto" style:column-width="95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119.1mm"/>
    </style:style>
    <style:style style:name="co6" style:family="table-column">
      <style:table-column-properties fo:break-before="auto" style:column-width="124.53mm"/>
    </style:style>
    <style:style style:name="co7" style:family="table-column">
      <style:table-column-properties fo:break-before="auto" style:column-width="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89c765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-bottom="none" fo:background-color="#62a73b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" style:family="table-cell" style:parent-style-name="Default">
      <style:table-cell-properties fo:border-bottom="0.06pt solid #000000" fo:background-color="#62a73b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" style:family="table-cell" style:parent-style-name="Default">
      <style:table-cell-properties fo:border-bottom="none" fo:background-color="#00599d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6" style:family="table-cell" style:parent-style-name="Default">
      <style:table-cell-properties fo:border-bottom="none" fo:background-color="#00599d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0.06pt solid #000000" fo:background-color="#00599d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border-bottom="none" fo:background-color="#512480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8" style:family="table-cell" style:parent-style-name="Default">
      <style:table-cell-properties fo:border-bottom="none" fo:background-color="#51248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0.06pt solid #000000" fo:background-color="#51248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fo:background-color="#820f71" style:text-align-source="fix" style:repeat-content="false"/>
      <style:paragraph-properties fo:text-align="start" fo:margin-left="0mm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order-bottom="none" fo:background-color="#ba131a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3" style:family="table-cell" style:parent-style-name="Default">
      <style:table-cell-properties fo:border-bottom="none" fo:background-color="#ba131a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4" style:family="table-cell" style:parent-style-name="Default">
      <style:table-cell-properties fo:border-bottom="0.06pt solid #000000" fo:background-color="#ba131a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fo:background-color="#ba131a" style:text-align-source="fix" style:repeat-content="false"/>
      <style:paragraph-properties fo:text-align="start" fo:margin-left="0mm"/>
      <style:text-properties fo:color="#ccbe00" fo:font-weight="bold" style:font-weight-asian="bold" style:font-weight-complex="bold"/>
    </style:style>
    <style:style style:name="ce26" style:family="table-cell" style:parent-style-name="Default">
      <style:table-cell-properties fo:background-color="#c06616"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fo:background-color="#bd7cb5" style:text-align-source="fix" style:repeat-content="false" fo:border="0.06pt solid #000000"/>
      <style:paragraph-properties fo:text-align="start" fo:margin-left="0mm"/>
    </style:style>
    <style:style style:name="ce28" style:family="table-cell" style:parent-style-name="Default">
      <style:table-cell-properties fo:border-bottom="none" fo:background-color="#a09600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none" fo:background-color="#a096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0" style:family="table-cell" style:parent-style-name="Default">
      <style:table-cell-properties fo:border-bottom="0.06pt solid #000000" fo:background-color="#a096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1" style:family="table-cell" style:parent-style-name="Default">
      <style:table-cell-properties fo:background-color="#fff685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order-bottom="none" fo:background-color="#c38312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3" style:family="table-cell" style:parent-style-name="Default">
      <style:table-cell-properties fo:border-bottom="none" fo:background-color="#c38312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4" style:family="table-cell" style:parent-style-name="Default">
      <style:table-cell-properties fo:border-bottom="0.06pt solid #000000" fo:background-color="#c38312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5" style:family="table-cell" style:parent-style-name="Default">
      <style:table-cell-properties fo:background-color="#fdc578" style:text-align-source="fix" style:repeat-content="false" fo:border="0.06pt solid #000000"/>
      <style:paragraph-properties fo:text-align="start" fo:margin-left="0mm"/>
    </style:style>
    <style:style style:name="ce36" style:family="table-cell" style:parent-style-name="Default">
      <style:table-cell-properties fo:background-color="#f3715a"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1">
      <style:table-cell-properties fo:border-bottom="none" fo:background-color="#fff200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color="#ce181e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0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1" style:family="table-cell" style:parent-style-name="Default">
      <style:table-cell-properties fo:background-color="#ed1c24" style:text-align-source="fix" style:repeat-content="false" fo:border="0.06pt solid #000000"/>
      <style:paragraph-properties fo:text-align="start" fo:margin-left="0mm"/>
      <style:text-properties fo:color="#000000"/>
    </style:style>
    <style:style style:name="ce42" style:family="table-cell" style:parent-style-name="Default">
      <style:table-cell-properties fo:background-color="#ccbe00" style:text-align-source="fix" style:repeat-content="false" fo:border="0.06pt solid #000000"/>
      <style:paragraph-properties fo:text-align="start" fo:margin-left="0mm"/>
    </style:style>
    <style:style style:name="ce4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4" style:family="table-cell" style:parent-style-name="Default">
      <style:table-cell-properties fo:border-bottom="0.06pt solid #000000" fo:background-color="#89c765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ba131a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color="#fff200" fo:font-weight="bold" style:font-weight-asian="bold" style:font-weight-complex="bold"/>
    </style:style>
    <style:style style:name="ce80" style:family="table-cell" style:parent-style-name="Default" style:data-style-name="N1">
      <style:table-cell-properties fo:border-bottom="none" fo:background-color="#fff200" style:text-align-source="fix" style:repeat-content="false" fo:border-left="0.06pt solid #000000" fo:border-right="0.06pt solid #000000" fo:border-top="0.06pt solid #000000"/>
      <style:paragraph-properties fo:text-align="start" fo:margin-left="0mm"/>
      <style:text-properties fo:color="#ed1c24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82" style:family="table-cell" style:parent-style-name="Default">
      <style:table-cell-properties fo:border-bottom="0.06pt solid #000000" fo:background-color="#fcd3c1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5" style:family="table-cell" style:parent-style-name="Default">
      <style:table-cell-properties fo:border-bottom="0.06pt solid #000000" fo:background-color="#fcd3c1" style:text-align-source="fix" style:repeat-content="false" fo:border-left="0.06pt solid #000000" fo:border-right="none" fo:border-top="0.06pt solid #000000"/>
      <style:paragraph-properties fo:text-align="start" fo:margin-left="0mm"/>
      <style:text-properties fo:color="#ce181e" fo:font-weight="bold" style:font-weight-asian="bold" style:font-weight-complex="bold"/>
    </style:style>
    <style:style style:name="ce86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7" style:family="table-cell" style:parent-style-name="Default">
      <style:table-cell-properties fo:border-bottom="0.06pt solid #000000" fo:background-color="#fcd3c1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ce181e" fo:font-weight="bold" style:font-weight-asian="bold" style:font-weight-complex="bold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end="Arrow" draw:marker-end-width="2mm" draw:textarea-horizontal-align="center" draw:textarea-vertical-align="middle"/>
    </style:style>
    <style:style style:name="gr3" style:family="graphic">
      <style:graphic-properties svg:stroke-color="#ed1c24" draw:textarea-horizontal-align="center" draw:textarea-vertical-align="middle"/>
    </style:style>
    <style:style style:name="gr4" style:family="graphic">
      <style:graphic-properties svg:stroke-color="#ed1c24" draw:fill-color="#ed1c24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213.66mm" svg:y1="67.47mm" svg:x2="260.66mm" svg:y2="67.18mm">
            <text:p/>
          </draw:line>
          <draw:line draw:z-index="1" draw:style-name="gr1" draw:text-style-name="P1" svg:x1="213.93mm" svg:y1="94.28mm" svg:x2="260.11mm" svg:y2="94.27mm">
            <text:p/>
          </draw:line>
          <draw:line draw:z-index="2" draw:style-name="gr2" draw:text-style-name="P1" svg:x1="147.9mm" svg:y1="92.03mm" svg:x2="327.07mm" svg:y2="0mm">
            <text:p/>
          </draw:line>
          <draw:line draw:z-index="3" draw:style-name="gr2" draw:text-style-name="P1" svg:x1="489.59mm" svg:y1="83.26mm" svg:x2="654.7mm" svg:y2="0.28mm">
            <text:p/>
          </draw:line>
          <draw:line draw:z-index="4" draw:style-name="gr1" draw:text-style-name="P1" svg:x1="873.97mm" svg:y1="72.03mm" svg:x2="918.61mm" svg:y2="49.13mm">
            <text:p/>
          </draw:line>
          <draw:line draw:z-index="5" draw:style-name="gr1" draw:text-style-name="P1" svg:x1="917.08mm" svg:y1="22.32mm" svg:x2="917.08mm" svg:y2="45.47mm">
            <text:p/>
          </draw:line>
          <draw:line draw:z-index="6" draw:style-name="gr1" draw:text-style-name="P1" svg:x1="914.65mm" svg:y1="22mm" svg:x2="918.49mm" svg:y2="22mm">
            <text:p/>
          </draw:line>
          <draw:line draw:z-index="7" draw:style-name="gr1" draw:text-style-name="P1" svg:x1="914.95mm" svg:y1="45.52mm" svg:x2="918.79mm" svg:y2="45.52mm">
            <text:p/>
          </draw:line>
          <draw:line draw:z-index="8" draw:style-name="gr1" draw:text-style-name="P1" svg:x1="873.81mm" svg:y1="0mm" svg:x2="919.05mm" svg:y2="8.74mm">
            <text:p/>
          </draw:line>
          <draw:line draw:z-index="9" draw:style-name="gr1" draw:text-style-name="P1" svg:x1="581.44mm" svg:y1="35.63mm" svg:x2="585.28mm" svg:y2="35.63mm">
            <text:p/>
          </draw:line>
          <draw:line draw:z-index="10" draw:style-name="gr1" draw:text-style-name="P1" svg:x1="581.32mm" svg:y1="59.11mm" svg:x2="585.16mm" svg:y2="59.11mm">
            <text:p/>
          </draw:line>
          <draw:line draw:z-index="11" draw:style-name="gr1" draw:text-style-name="P1" svg:x1="583.64mm" svg:y1="35.35mm" svg:x2="583.64mm" svg:y2="58.55mm">
            <text:p/>
          </draw:line>
          <draw:line draw:z-index="12" draw:style-name="gr1" draw:text-style-name="P1" svg:x1="541.14mm" svg:y1="85.89mm" svg:x2="586.39mm" svg:y2="62.83mm">
            <text:p/>
          </draw:line>
          <draw:line draw:z-index="13" draw:style-name="gr1" draw:text-style-name="P1" svg:x1="541mm" svg:y1="0mm" svg:x2="586.56mm" svg:y2="8.74mm">
            <text:p/>
          </draw:line>
          <draw:line draw:z-index="14" draw:style-name="gr3" draw:text-style-name="P1" svg:x1="540.43mm" svg:y1="131.38mm" svg:x2="585.79mm" svg:y2="157.32mm">
            <text:p/>
          </draw:line>
          <draw:line draw:z-index="15" draw:style-name="gr3" draw:text-style-name="P1" svg:x1="541.14mm" svg:y1="90.11mm" svg:x2="585.98mm" svg:y2="140.26mm">
            <text:p/>
          </draw:line>
          <draw:line draw:z-index="16" draw:style-name="gr2" draw:text-style-name="P1" svg:x1="486.65mm" svg:y1="129.08mm" svg:x2="655.18mm" svg:y2="130.88mm">
            <text:p/>
          </draw:line>
          <draw:line draw:z-index="17" draw:style-name="gr2" draw:text-style-name="P1" svg:x1="800.92mm" svg:y1="219.4mm" svg:x2="986.44mm" svg:y2="0mm">
            <text:p/>
          </draw:line>
          <draw:line draw:z-index="18" draw:style-name="gr1" draw:text-style-name="P1" svg:x1="1251.5mm" svg:y1="22.32mm" svg:x2="1251.5mm" svg:y2="45.47mm">
            <text:p/>
          </draw:line>
          <draw:line draw:z-index="19" draw:style-name="gr1" draw:text-style-name="P1" svg:x1="1249.07mm" svg:y1="22mm" svg:x2="1252.91mm" svg:y2="22mm">
            <text:p/>
          </draw:line>
          <draw:line draw:z-index="20" draw:style-name="gr1" draw:text-style-name="P1" svg:x1="1249.37mm" svg:y1="45.52mm" svg:x2="1253.21mm" svg:y2="45.52mm">
            <text:p/>
          </draw:line>
          <draw:line draw:z-index="21" draw:style-name="gr1" draw:text-style-name="P1" svg:x1="1208.42mm" svg:y1="0mm" svg:x2="1253.06mm" svg:y2="8.44mm">
            <text:p/>
          </draw:line>
          <draw:line draw:z-index="22" draw:style-name="gr1" draw:text-style-name="P1" svg:x1="1208.56mm" svg:y1="72.18mm" svg:x2="1253.8mm" svg:y2="49.29mm">
            <text:p/>
          </draw:line>
          <draw:line draw:z-index="23" draw:style-name="gr3" draw:text-style-name="P1" svg:x1="874.1mm" svg:y1="130.58mm" svg:x2="918.76mm" svg:y2="166.3mm">
            <text:p/>
          </draw:line>
          <draw:line draw:z-index="24" draw:style-name="gr1" draw:text-style-name="P1" svg:x1="917.08mm" svg:y1="194.14mm" svg:x2="917.08mm" svg:y2="217.29mm">
            <text:p/>
          </draw:line>
          <draw:line draw:z-index="25" draw:style-name="gr1" draw:text-style-name="P1" svg:x1="914.65mm" svg:y1="193.82mm" svg:x2="918.49mm" svg:y2="193.82mm">
            <text:p/>
          </draw:line>
          <draw:line draw:z-index="26" draw:style-name="gr1" draw:text-style-name="P1" svg:x1="914.95mm" svg:y1="217.34mm" svg:x2="918.79mm" svg:y2="217.34mm">
            <text:p/>
          </draw:line>
          <draw:line draw:z-index="27" draw:style-name="gr4" draw:text-style-name="P2" svg:x1="874.13mm" svg:y1="221.13mm" svg:x2="919.09mm" svg:y2="221.8mm">
            <text:p/>
          </draw:line>
          <draw:line draw:z-index="28" draw:style-name="gr1" draw:text-style-name="P1" svg:x1="874.1mm" svg:y1="225.71mm" svg:x2="919.03mm" svg:y2="343.5mm">
            <text:p/>
          </draw:line>
          <draw:line draw:z-index="29" draw:style-name="gr1" draw:text-style-name="P1" svg:x1="874.15mm" svg:y1="243.46mm" svg:x2="918.78mm" svg:y2="383.85mm">
            <text:p/>
          </draw:line>
          <draw:line draw:z-index="30" draw:style-name="gr1" draw:text-style-name="P1" svg:x1="541.04mm" svg:y1="135.7mm" svg:x2="585.98mm" svg:y2="262.23mm">
            <text:p/>
          </draw:line>
          <draw:line draw:z-index="31" draw:style-name="gr1" draw:text-style-name="P1" svg:x1="541.34mm" svg:y1="158.28mm" svg:x2="586.28mm" svg:y2="302.89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01" table:default-cell-style-name="ce1"/>
        <table:table-row table:style-name="ro1">
          <table:table-cell office:value-type="string" calcext:value-type="string">
            <text:p>int main() {</text:p>
          </table:table-cell>
          <table:table-cell table:number-columns-repeated="3"/>
          <table:table-cell table:style-name="ce37"/>
          <table:table-cell table:number-columns-repeated="2"/>
          <table:table-cell table:style-name="ce10" office:value-type="string" calcext:value-type="string">
            <text:p>007317D0 <text:s/>push <text:s text:c="7"/>ebp <text:s/></text:p>
          </table:table-cell>
          <table:table-cell table:style-name="ce10" office:value-type="string" calcext:value-type="string">
            <text:p>Protect enviroment (EBP)</text:p>
          </table:table-cell>
          <table:table-cell office:value-type="string" calcext:value-type="string">
            <text:p>0x00000000</text:p>
          </table:table-cell>
          <table:table-cell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10" office:value-type="string" calcext:value-type="string">
            <text:p>00561700 <text:s/>push <text:s text:c="7"/>ebp <text:s/></text:p>
          </table:table-cell>
          <table:table-cell table:style-name="ce10" office:value-type="string" calcext:value-type="string">
            <text:p>Protect enviroment (EBP)</text:p>
          </table:table-cell>
          <table:table-cell office:value-type="string" calcext:value-type="string">
            <text:p>0x00000000</text:p>
          </table:table-cell>
          <table:table-cell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10" office:value-type="string" calcext:value-type="string">
            <text:p>00561700 <text:s/>push <text:s text:c="7"/>ebp <text:s/></text:p>
          </table:table-cell>
          <table:table-cell table:style-name="ce10" office:value-type="string" calcext:value-type="string">
            <text:p>Protect enviroment (EBP)</text:p>
          </table:table-cell>
          <table:table-cell office:value-type="string" calcext:value-type="string">
            <text:p>0x00000000</text:p>
          </table:table-cell>
          <table:table-cell/>
          <table:table-cell table:style-name="ce46" office:value-type="string" calcext:value-type="string">
            <text:p>||</text:p>
          </table:table-cell>
          <table:table-cell table:number-columns-repeated="998"/>
        </table:table-row>
        <table:table-row table:style-name="ro1">
          <table:table-cell table:style-name="ce10" office:value-type="string" calcext:value-type="string">
            <text:p>00371860 <text:s/>push <text:s text:c="7"/>ebp <text:s/></text:p>
          </table:table-cell>
          <table:table-cell table:style-name="ce10" office:value-type="string" calcext:value-type="string">
            <text:p>Protect enviroment (EBP)</text:p>
          </table:table-cell>
          <table:table-cell table:number-columns-repeated="5"/>
          <table:table-cell table:style-name="ce3" office:value-type="string" calcext:value-type="string">
            <text:p>007317D1 <text:s/>mov <text:s text:c="8"/>ebp,esp <text:s/></text:p>
          </table:table-cell>
          <table:table-cell table:style-name="ce3" office:value-type="string" calcext:value-type="string">
            <text:p>Create stack for fnSum5()</text:p>
          </table:table-cell>
          <table:table-cell table:number-columns-repeated="2"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3" office:value-type="string" calcext:value-type="string">
            <text:p>00561701 <text:s/>mov <text:s text:c="8"/>ebp,esp <text:s/></text:p>
          </table:table-cell>
          <table:table-cell table:style-name="ce3" office:value-type="string" calcext:value-type="string">
            <text:p>Create stack for fnSum2()</text:p>
          </table:table-cell>
          <table:table-cell table:number-columns-repeated="2"/>
          <table:table-cell table:style-name="ce47" office:value-type="string" calcext:value-type="string">
            <text:p>||</text:p>
          </table:table-cell>
          <table:table-cell table:number-columns-repeated="2"/>
          <table:table-cell table:style-name="ce3" office:value-type="string" calcext:value-type="string">
            <text:p>00561701 <text:s/>mov <text:s text:c="8"/>ebp,esp <text:s/></text:p>
          </table:table-cell>
          <table:table-cell table:style-name="ce3" office:value-type="string" calcext:value-type="string">
            <text:p>Create stack for fnSum2()</text:p>
          </table:table-cell>
          <table:table-cell table:number-columns-repeated="2"/>
          <table:table-cell table:style-name="ce47" office:value-type="string" calcext:value-type="string">
            <text:p>||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00371861 <text:s/>mov <text:s text:c="8"/>ebp,esp <text:s/></text:p>
          </table:table-cell>
          <table:table-cell table:style-name="ce3" office:value-type="string" calcext:value-type="string">
            <text:p>Create stack for main()</text:p>
          </table:table-cell>
          <table:table-cell table:number-columns-repeated="5"/>
          <table:table-cell table:style-name="ce4" office:value-type="string" calcext:value-type="string">
            <text:p>007317D3 <text:s/>sub <text:s text:c="8"/>esp,0D8h <text:s/></text:p>
          </table:table-cell>
          <table:table-cell table:style-name="ce4"/>
          <table:table-cell/>
          <table:table-cell table:style-name="Default" office:value-type="string" calcext:value-type="string">
            <text:p>ESP →</text:p>
          </table:table-cell>
          <table:table-cell table:style-name="ce79" office:value-type="float" office:value="731805" calcext:value-type="float">
            <text:p>731805</text:p>
          </table:table-cell>
          <table:table-cell table:number-columns-repeated="2"/>
          <table:table-cell table:style-name="ce4" office:value-type="string" calcext:value-type="string">
            <text:p>00561703 <text:s/>sub <text:s text:c="8"/>esp,0C0h <text:s/></text:p>
          </table:table-cell>
          <table:table-cell table:style-name="ce4"/>
          <table:table-cell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2"/>
          <table:table-cell table:style-name="ce4" office:value-type="string" calcext:value-type="string">
            <text:p>00561703 <text:s/>sub <text:s text:c="8"/>esp,0C0h <text:s/></text:p>
          </table:table-cell>
          <table:table-cell table:style-name="ce4"/>
          <table:table-cell/>
          <table:table-cell table:style-name="Default" office:value-type="string" calcext:value-type="string">
            <text:p>ESP →</text:p>
          </table:table-cell>
          <table:table-cell table:style-name="ce6" office:value-type="string" calcext:value-type="string">
            <text:p>EDI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00371863 <text:s/>sub <text:s text:c="8"/>esp,0C0h <text:s/></text:p>
          </table:table-cell>
          <table:table-cell table:style-name="ce4"/>
          <table:table-cell table:number-columns-repeated="5"/>
          <table:table-cell table:style-name="ce5" office:value-type="string" calcext:value-type="string">
            <text:p>007317D9 <text:s/>push <text:s text:c="7"/>ebx <text:s/></text:p>
          </table:table-cell>
          <table:table-cell table:style-name="ce5"/>
          <table:table-cell/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00561709 <text:s/>push <text:s text:c="7"/>ebx <text:s/>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ESI</text:p>
          </table:table-cell>
          <table:table-cell table:number-columns-repeated="2"/>
          <table:table-cell table:style-name="ce5" office:value-type="string" calcext:value-type="string">
            <text:p>00561709 <text:s/>push <text:s text:c="7"/>ebx <text:s/>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ESI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00371869 <text:s/>push <text:s text:c="7"/>ebx <text:s/></text:p>
          </table:table-cell>
          <table:table-cell table:style-name="ce5"/>
          <table:table-cell table:number-columns-repeated="5"/>
          <table:table-cell table:style-name="ce6" office:value-type="string" calcext:value-type="string">
            <text:p>007317DA <text:s/>push <text:s text:c="7"/>esi <text:s/></text:p>
          </table:table-cell>
          <table:table-cell table:style-name="ce6" office:value-type="string" calcext:value-type="string">
            <text:p>Protect enviroment</text:p>
          </table:table-cell>
          <table:table-cell/>
          <table:table-cell table:style-name="Default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0056170A <text:s/>push <text:s text:c="7"/>esi <text:s/></text:p>
          </table:table-cell>
          <table:table-cell table:style-name="ce6" office:value-type="string" calcext:value-type="string">
            <text:p>Protect enviroment</text:p>
          </table:table-cell>
          <table:table-cell table:number-columns-repeated="2"/>
          <table:table-cell table:style-name="ce6" office:value-type="string" calcext:value-type="string">
            <text:p>EBX</text:p>
          </table:table-cell>
          <table:table-cell table:number-columns-repeated="2"/>
          <table:table-cell table:style-name="ce6" office:value-type="string" calcext:value-type="string">
            <text:p>0056170A <text:s/>push <text:s text:c="7"/>esi <text:s/></text:p>
          </table:table-cell>
          <table:table-cell table:style-name="ce6" office:value-type="string" calcext:value-type="string">
            <text:p>Protect enviroment</text:p>
          </table:table-cell>
          <table:table-cell table:number-columns-repeated="2"/>
          <table:table-cell table:style-name="ce6" office:value-type="string" calcext:value-type="string">
            <text:p>EBX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0037186A <text:s/>push <text:s text:c="7"/>esi <text:s/></text:p>
          </table:table-cell>
          <table:table-cell table:style-name="ce6" office:value-type="string" calcext:value-type="string">
            <text:p>Protect enviroment</text:p>
          </table:table-cell>
          <table:table-cell table:number-columns-repeated="5"/>
          <table:table-cell table:style-name="ce7" office:value-type="string" calcext:value-type="string">
            <text:p>007317DB <text:s/>push <text:s text:c="7"/>edi <text:s/></text:p>
          </table:table-cell>
          <table:table-cell table:style-name="ce7"/>
          <table:table-cell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2"/>
          <table:table-cell table:style-name="ce7" office:value-type="string" calcext:value-type="string">
            <text:p>0056170B <text:s/>push <text:s text:c="7"/>edi <text:s/></text:p>
          </table:table-cell>
          <table:table-cell table:style-name="ce7"/>
          <table:table-cell/>
          <table:table-cell table:style-name="ce45" office:value-type="string" calcext:value-type="string">
            <text:p>- 0x0C0</text:p>
          </table:table-cell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7" office:value-type="string" calcext:value-type="string">
            <text:p>0056170B <text:s/>push <text:s text:c="7"/>edi <text:s/></text:p>
          </table:table-cell>
          <table:table-cell table:style-name="ce7"/>
          <table:table-cell/>
          <table:table-cell table:style-name="ce45" office:value-type="string" calcext:value-type="string">
            <text:p>- 0x0C0</text:p>
          </table:table-cell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7" office:value-type="string" calcext:value-type="string">
            <text:p>0037186B <text:s/>push <text:s text:c="7"/>edi <text:s/></text:p>
          </table:table-cell>
          <table:table-cell table:style-name="ce7"/>
          <table:table-cell table:number-columns-repeated="5"/>
          <table:table-cell table:style-name="ce16" office:value-type="string" calcext:value-type="string">
            <text:p>007317DC <text:s/>lea <text:s text:c="8"/>edi,[ebp-0D8h] <text:s/></text:p>
          </table:table-cell>
          <table:table-cell table:style-name="ce16" office:value-type="string" calcext:value-type="string">
            <text:p>Set EDI at the top of the address withc store local vriables</text:p>
          </table:table-cell>
          <table:table-cell/>
          <table:table-cell table:style-name="Default"/>
          <table:table-cell table:style-name="ce6" office:value-type="string" calcext:value-type="string">
            <text:p>ESI</text:p>
          </table:table-cell>
          <table:table-cell table:number-columns-repeated="2"/>
          <table:table-cell table:style-name="ce16" office:value-type="string" calcext:value-type="string">
            <text:p>0056170C <text:s/>lea <text:s text:c="8"/>edi,[ebp-0C0h] <text:s/></text:p>
          </table:table-cell>
          <table:table-cell table:style-name="ce16" office:value-type="string" calcext:value-type="string">
            <text:p>Set EDI at the top of the address withc store local vriables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16" office:value-type="string" calcext:value-type="string">
            <text:p>0056170C <text:s/>lea <text:s text:c="8"/>edi,[ebp-0C0h] <text:s/></text:p>
          </table:table-cell>
          <table:table-cell table:style-name="ce16" office:value-type="string" calcext:value-type="string">
            <text:p>Set EDI at the top of the address withc store local vriables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16" office:value-type="string" calcext:value-type="string">
            <text:p>0037186C <text:s/>lea <text:s text:c="8"/>edi,[ebp-0C0h] <text:s/></text:p>
          </table:table-cell>
          <table:table-cell table:style-name="ce16" office:value-type="string" calcext:value-type="string">
            <text:p>Set EDI at the top of the address withc store local vriables</text:p>
          </table:table-cell>
          <table:table-cell table:number-columns-repeated="5"/>
          <table:table-cell table:style-name="ce17" office:value-type="string" calcext:value-type="string">
            <text:p>007317E2 <text:s/>mov <text:s text:c="8"/>ecx,36h <text:s/></text:p>
          </table:table-cell>
          <table:table-cell table:style-name="ce17"/>
          <table:table-cell/>
          <table:table-cell table:style-name="Default"/>
          <table:table-cell table:style-name="ce6" office:value-type="string" calcext:value-type="string">
            <text:p>EBX</text:p>
          </table:table-cell>
          <table:table-cell table:number-columns-repeated="2"/>
          <table:table-cell table:style-name="ce17" office:value-type="string" calcext:value-type="string">
            <text:p>00561712 <text:s/>mov <text:s text:c="8"/>ecx,30h <text:s/></text:p>
          </table:table-cell>
          <table:table-cell table:style-name="ce17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17" office:value-type="string" calcext:value-type="string">
            <text:p>00561712 <text:s/>mov <text:s text:c="8"/>ecx,30h <text:s/></text:p>
          </table:table-cell>
          <table:table-cell table:style-name="ce17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00371872 <text:s/>mov <text:s text:c="8"/>ecx,30h <text:s/></text:p>
          </table:table-cell>
          <table:table-cell table:style-name="ce17"/>
          <table:table-cell table:number-columns-repeated="5"/>
          <table:table-cell table:style-name="ce18" office:value-type="string" calcext:value-type="string">
            <text:p>007317E7 <text:s/>mov <text:s text:c="8"/>eax,0CCCCCCCCh <text:s/></text:p>
          </table:table-cell>
          <table:table-cell table:style-name="ce18" office:value-type="string" calcext:value-type="string">
            <text:p>Fill with “CC” in the stack</text:p>
          </table:table-cell>
          <table:table-cell/>
          <table:table-cell table:style-name="ce45" office:value-type="string" calcext:value-type="string">
            <text:p>- 0x0D8</text:p>
          </table:table-cell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18" office:value-type="string" calcext:value-type="string">
            <text:p>00561717 <text:s/>mov <text:s text:c="8"/>eax,0CCCCCCCCh <text:s/></text:p>
          </table:table-cell>
          <table:table-cell table:style-name="ce18" office:value-type="string" calcext:value-type="string">
            <text:p>Fill with “CC” in the stack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18" office:value-type="string" calcext:value-type="string">
            <text:p>00561717 <text:s/>mov <text:s text:c="8"/>eax,0CCCCCCCCh <text:s/></text:p>
          </table:table-cell>
          <table:table-cell table:style-name="ce18" office:value-type="string" calcext:value-type="string">
            <text:p>Fill with “CC” in the stack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00371877 <text:s/>mov <text:s text:c="8"/>eax,0CCCCCCCCh <text:s/></text:p>
          </table:table-cell>
          <table:table-cell table:style-name="ce18" office:value-type="string" calcext:value-type="string">
            <text:p>Fill with “CC” in the stack</text:p>
          </table:table-cell>
          <table:table-cell table:number-columns-repeated="5"/>
          <table:table-cell table:style-name="ce19" office:value-type="string" calcext:value-type="string">
            <text:p>007317EC <text:s/>rep stos <text:s text:c="3"/>dword ptr es:[edi] <text:s/></text:p>
          </table:table-cell>
          <table:table-cell table:style-name="ce19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19" office:value-type="string" calcext:value-type="string">
            <text:p>0056171C <text:s/>rep stos <text:s text:c="3"/>dword ptr es:[edi] <text:s/></text:p>
          </table:table-cell>
          <table:table-cell table:style-name="ce19"/>
          <table:table-cell table:number-columns-repeated="2"/>
          <table:table-cell table:style-name="ce10" office:value-type="string" calcext:value-type="string">
            <text:p>CCCCCCCC</text:p>
          </table:table-cell>
          <table:table-cell table:number-columns-repeated="2"/>
          <table:table-cell table:style-name="ce19" office:value-type="string" calcext:value-type="string">
            <text:p>0056171C <text:s/>rep stos <text:s text:c="3"/>dword ptr es:[edi] <text:s/></text:p>
          </table:table-cell>
          <table:table-cell table:style-name="ce19"/>
          <table:table-cell table:number-columns-repeated="2"/>
          <table:table-cell table:style-name="ce10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19" office:value-type="string" calcext:value-type="string">
            <text:p>0037187C <text:s/>rep stos <text:s text:c="3"/>dword ptr es:[edi] <text:s/></text:p>
          </table:table-cell>
          <table:table-cell table:style-name="ce19"/>
          <table:table-cell table:number-columns-repeated="5"/>
          <table:table-cell table:style-name="ce20" office:value-type="string" calcext:value-type="string">
            <text:p>007317EE <text:s/>mov <text:s text:c="8"/>ecx,offset _6A240819_Source@c (073C003h) <text:s/></text:p>
          </table:table-cell>
          <table:table-cell table:style-name="ce20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20" office:value-type="string" calcext:value-type="string">
            <text:p>0056171E <text:s/>mov <text:s text:c="8"/>ecx,offset _6A240819_Source@c (056C003h) <text:s/></text:p>
          </table:table-cell>
          <table:table-cell table:style-name="ce20"/>
          <table:table-cell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number-columns-repeated="2"/>
          <table:table-cell table:style-name="ce20" office:value-type="string" calcext:value-type="string">
            <text:p>0056171E <text:s/>mov <text:s text:c="8"/>ecx,offset _6A240819_Source@c (056C003h) <text:s/></text:p>
          </table:table-cell>
          <table:table-cell table:style-name="ce20"/>
          <table:table-cell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number-columns-repeated="998"/>
        </table:table-row>
        <table:table-row table:style-name="ro2">
          <table:table-cell table:style-name="ce20" office:value-type="string" calcext:value-type="string">
            <text:p>0037187E <text:s/>mov <text:s text:c="8"/>ecx,offset _6A240819_Source@c (037C003h) <text:s/></text:p>
          </table:table-cell>
          <table:table-cell table:style-name="ce20" office:value-type="string" calcext:value-type="string">
            <text:p>Parameter of <text:a xlink:href="mailto:CheckForDebuggerJustMyCode@4" xlink:type="simple">CheckForDebuggerJustMyCode@4</text:a></text:p>
          </table:table-cell>
          <table:table-cell table:number-columns-repeated="5"/>
          <table:table-cell table:style-name="ce20" office:value-type="string" calcext:value-type="string">
            <text:p>007317F3 <text:s/>call <text:s text:c="7"/>@__CheckForDebuggerJustMyCode@4 (073120Dh) <text:s/></text:p>
          </table:table-cell>
          <table:table-cell table:style-name="ce20" office:value-type="string" calcext:value-type="string">
            <text:p>init fnSum5() (stdcall / fastcall)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20" office:value-type="string" calcext:value-type="string">
            <text:p>00561723 <text:s/>call <text:s text:c="7"/>@__CheckForDebuggerJustMyCode@4 (056120Dh) <text:s/></text:p>
          </table:table-cell>
          <table:table-cell table:style-name="ce20" office:value-type="string" calcext:value-type="string">
            <text:p>init fnSum2() (stdcall / fastcall)</text:p>
          </table:table-cell>
          <table:table-cell/>
          <table:table-cell table:style-name="Default"/>
          <table:table-cell table:style-name="ce79" office:value-type="float" office:value="731805" calcext:value-type="float">
            <text:p>731805</text:p>
          </table:table-cell>
          <table:table-cell table:number-columns-repeated="2"/>
          <table:table-cell table:style-name="ce20" office:value-type="string" calcext:value-type="string">
            <text:p>00561723 <text:s/>call <text:s text:c="7"/>@__CheckForDebuggerJustMyCode@4 (056120Dh) <text:s/></text:p>
          </table:table-cell>
          <table:table-cell table:style-name="ce20" office:value-type="string" calcext:value-type="string">
            <text:p>init fnSum2() (stdcall / fastcall)</text:p>
          </table:table-cell>
          <table:table-cell/>
          <table:table-cell table:style-name="Default"/>
          <table:table-cell table:style-name="ce79" office:value-type="float" office:value="561795" calcext:value-type="float">
            <text:p>561795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00371883 <text:s/>call <text:s text:c="7"/>@__CheckForDebuggerJustMyCode@4 (037120Dh) <text:s/></text:p>
          </table:table-cell>
          <table:table-cell table:style-name="ce20" office:value-type="string" calcext:value-type="string">
            <text:p>init main()</text:p>
          </table:table-cell>
          <table:table-cell table:number-columns-repeated="2"/>
          <table:table-cell table:style-name="Default"/>
          <table:table-cell table:number-columns-repeated="2"/>
          <table:table-cell table:style-name="ce8" office:value-type="time" office:time-value="PT54H00M00S" calcext:value-type="time">
            <text:p>54:00:00</text:p>
          </table:table-cell>
          <table:table-cell table:number-columns-repeated="3"/>
          <table:table-cell table:style-name="ce10" office:value-type="string" calcext:value-type="string">
            <text:p>CCCCCCCC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return numA + numB;</text:p>
          </table:table-cell>
          <table:table-cell/>
          <table:table-cell table:style-name="Default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return numA + numB;</text:p>
          </table:table-cell>
          <table:table-cell/>
          <table:table-cell table:style-name="Default"/>
          <table:table-cell table:style-name="ce23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8" office:value-type="time" office:time-value="PT37H00M00S" calcext:value-type="time">
            <text:p>37:00:00</text:p>
          </table:table-cell>
          <table:table-cell/>
          <table:table-cell office:value-type="string" calcext:value-type="string">
            <text:p>0x00000000</text:p>
          </table:table-cell>
          <table:table-cell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8" office:value-type="time" office:time-value="PT55H00M00S" calcext:value-type="time">
            <text:p>55:00:00</text:p>
          </table:table-cell>
          <table:table-cell office:value-type="string" calcext:value-type="string">
            <text:p>int tempSum2 = fnSum2(numA, numB);</text:p>
          </table:table-cell>
          <table:table-cell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number-columns-repeated="2"/>
          <table:table-cell table:style-name="ce81" office:value-type="string" calcext:value-type="string">
            <text:p>00561728 <text:s/>mov <text:s text:c="8"/>eax,dword ptr [numA] <text:s/>(EBP + 0x8)</text:p>
          </table:table-cell>
          <table:table-cell table:style-name="ce81" office:value-type="string" calcext:value-type="string">
            <text:p>function algo</text:p>
          </table:table-cell>
          <table:table-cell/>
          <table:table-cell table:style-name="Default"/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ce81" office:value-type="string" calcext:value-type="string">
            <text:p>00561728 <text:s/>mov <text:s text:c="8"/>eax,dword ptr [numA] <text:s/>(EBP + 0x8)</text:p>
          </table:table-cell>
          <table:table-cell table:style-name="ce81" office:value-type="string" calcext:value-type="string">
            <text:p>function algo</text:p>
          </table:table-cell>
          <table:table-cell/>
          <table:table-cell table:style-name="Default"/>
          <table:table-cell table:style-name="ce24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8" office:value-type="time" office:time-value="PT38H00M00S" calcext:value-type="time">
            <text:p>38:00:00</text:p>
          </table:table-cell>
          <table:table-cell office:value-type="string" calcext:value-type="string">
            <text:p>fuSum5(1, 2, 3, 4, 5);</text:p>
          </table:table-cell>
          <table:table-cell table:number-columns-repeated="2"/>
          <table:table-cell table:style-name="ce47" office:value-type="string" calcext:value-type="string">
            <text:p>||</text:p>
          </table:table-cell>
          <table:table-cell table:number-columns-repeated="2"/>
          <table:table-cell table:style-name="ce22" office:value-type="string" calcext:value-type="string">
            <text:p>007317F8 <text:s/>mov <text:s text:c="8"/>eax,dword ptr [numB] <text:s/>(EBP + 0x14)</text:p>
          </table:table-cell>
          <table:table-cell table:style-name="ce22"/>
          <table:table-cell table:number-columns-repeated="2"/>
          <table:table-cell table:style-name="ce80" office:value-type="float" office:value="371897" calcext:value-type="float">
            <text:p>371897</text:p>
          </table:table-cell>
          <table:table-cell table:number-columns-repeated="2"/>
          <table:table-cell table:style-name="ce82" office:value-type="string" calcext:value-type="string">
            <text:p>0056172B <text:s/>add <text:s text:c="8"/>eax,dword ptr [numB] <text:s/>(EBP + 0x0C)</text:p>
          </table:table-cell>
          <table:table-cell table:style-name="ce82"/>
          <table:table-cell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2"/>
          <table:table-cell table:style-name="ce82" office:value-type="string" calcext:value-type="string">
            <text:p>0056172B <text:s/>add <text:s text:c="8"/>eax,dword ptr [numB] <text:s/>(EBP + 0x0C)</text:p>
          </table:table-cell>
          <table:table-cell table:style-name="ce82"/>
          <table:table-cell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998"/>
        </table:table-row>
        <table:table-row table:style-name="ro1">
          <table:table-cell table:style-name="ce22" office:value-type="string" calcext:value-type="string">
            <text:p>00371888 <text:s/>push <text:s text:c="7"/>5 <text:s/></text:p>
          </table:table-cell>
          <table:table-cell table:style-name="ce22"/>
          <table:table-cell table:number-columns-repeated="2"/>
          <table:table-cell table:style-name="ce71" office:value-type="float" office:value="371897" calcext:value-type="float">
            <text:p>371897</text:p>
          </table:table-cell>
          <table:table-cell table:number-columns-repeated="2"/>
          <table:table-cell table:style-name="ce23" office:value-type="string" calcext:value-type="string">
            <text:p>007317FB <text:s/>push <text:s text:c="7"/>eax <text:s/></text:p>
          </table:table-cell>
          <table:table-cell table:style-name="ce23" office:value-type="string" calcext:value-type="string">
            <text:p>Parameter of fnSum2()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 text:c="4"/>44: }</text:p>
          </table:table-cell>
          <table:table-cell table:number-columns-repeated="2"/>
          <table:table-cell table:style-name="Default"/>
          <table:table-cell table:style-name="ce6" office:value-type="string" calcext:value-type="string">
            <text:p>ESI</text:p>
          </table:table-cell>
          <table:table-cell table:number-columns-repeated="2"/>
          <table:table-cell office:value-type="string" calcext:value-type="string">
            <text:p><text:s text:c="4"/>44: }</text:p>
          </table:table-cell>
          <table:table-cell table:number-columns-repeated="2"/>
          <table:table-cell table:style-name="Default"/>
          <table:table-cell table:style-name="ce6" office:value-type="string" calcext:value-type="string">
            <text:p>ESI</text:p>
          </table:table-cell>
          <table:table-cell table:number-columns-repeated="998"/>
        </table:table-row>
        <table:table-row table:style-name="ro1">
          <table:table-cell table:style-name="ce23" office:value-type="string" calcext:value-type="string">
            <text:p>0037188A <text:s/>push <text:s text:c="7"/>4 <text:s/></text:p>
          </table:table-cell>
          <table:table-cell table:style-name="ce23"/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007317FC <text:s/>mov <text:s text:c="8"/>ecx,dword ptr [numA] <text:s/>(EBP + 0x18)</text:p>
          </table:table-cell>
          <table:table-cell table:style-name="ce23"/>
          <table:table-cell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/>
          <table:table-cell table:style-name="ce28" office:value-type="string" calcext:value-type="string">
            <text:p>0056172E <text:s/>pop <text:s text:c="8"/>edi <text:s/></text:p>
          </table:table-cell>
          <table:table-cell table:style-name="ce28"/>
          <table:table-cell/>
          <table:table-cell table:style-name="Default"/>
          <table:table-cell table:style-name="ce6" office:value-type="string" calcext:value-type="string">
            <text:p>EBX</text:p>
          </table:table-cell>
          <table:table-cell table:number-columns-repeated="2"/>
          <table:table-cell table:style-name="ce28" office:value-type="string" calcext:value-type="string">
            <text:p>0056172E <text:s/>pop <text:s text:c="8"/>edi <text:s/></text:p>
          </table:table-cell>
          <table:table-cell table:style-name="ce28"/>
          <table:table-cell/>
          <table:table-cell table:style-name="Default"/>
          <table:table-cell table:style-name="ce6" office:value-type="string" calcext:value-type="string">
            <text:p>EBX</text:p>
          </table:table-cell>
          <table:table-cell table:number-columns-repeated="998"/>
        </table:table-row>
        <table:table-row table:style-name="ro1">
          <table:table-cell table:style-name="ce23" office:value-type="string" calcext:value-type="string">
            <text:p>0037188C <text:s/>push <text:s text:c="7"/>3 <text:s/></text:p>
          </table:table-cell>
          <table:table-cell table:style-name="ce23" office:value-type="string" calcext:value-type="string">
            <text:p>Parameter of fnSum5()</text:p>
          </table:table-cell>
          <table:table-cell table:number-columns-repeated="2"/>
          <table:table-cell table:style-name="ce39" office:value-type="float" office:value="2" calcext:value-type="float">
            <text:p>2</text:p>
          </table:table-cell>
          <table:table-cell table:number-columns-repeated="2"/>
          <table:table-cell table:style-name="ce24" office:value-type="string" calcext:value-type="string">
            <text:p>007317FF <text:s/>push <text:s text:c="7"/>ecx <text:s/></text:p>
          </table:table-cell>
          <table:table-cell table:style-name="ce24"/>
          <table:table-cell table:number-columns-repeated="2"/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style-name="ce29" office:value-type="string" calcext:value-type="string">
            <text:p>0056172F <text:s/>pop <text:s text:c="8"/>esi <text:s/></text:p>
          </table:table-cell>
          <table:table-cell table:style-name="ce29" office:value-type="string" calcext:value-type="string">
            <text:p>Restore enviroment</text:p>
          </table:table-cell>
          <table:table-cell/>
          <table:table-cell table:style-name="ce45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29" office:value-type="string" calcext:value-type="string">
            <text:p>0056172F <text:s/>pop <text:s text:c="8"/>esi <text:s/></text:p>
          </table:table-cell>
          <table:table-cell table:style-name="ce29" office:value-type="string" calcext:value-type="string">
            <text:p>Restore enviroment</text:p>
          </table:table-cell>
          <table:table-cell/>
          <table:table-cell table:style-name="ce45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23" office:value-type="string" calcext:value-type="string">
            <text:p>0037188E <text:s/>push <text:s text:c="7"/>2 <text:s/></text:p>
          </table:table-cell>
          <table:table-cell table:style-name="ce23"/>
          <table:table-cell table:number-columns-repeated="2"/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style-name="ce25" office:value-type="string" calcext:value-type="string">
            <text:p>00731800 <text:s/>call <text:s text:c="7"/>_fnSum2 (073113Bh) <text:s/></text:p>
          </table:table-cell>
          <table:table-cell table:style-name="ce25" office:value-type="string" calcext:value-type="string">
            <text:p>Call function</text:p>
          </table:table-cell>
          <table:table-cell table:number-columns-repeated="2"/>
          <table:table-cell table:style-name="ce39" office:value-type="float" office:value="4" calcext:value-type="float">
            <text:p>4</text:p>
          </table:table-cell>
          <table:table-cell table:number-columns-repeated="2"/>
          <table:table-cell table:style-name="ce30" office:value-type="string" calcext:value-type="string">
            <text:p>00561730 <text:s/>pop <text:s text:c="8"/>ebx <text:s/></text:p>
          </table:table-cell>
          <table:table-cell table:style-name="ce30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30" office:value-type="string" calcext:value-type="string">
            <text:p>00561730 <text:s/>pop <text:s text:c="8"/>ebx <text:s/></text:p>
          </table:table-cell>
          <table:table-cell table:style-name="ce30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00371890 <text:s/>push <text:s text:c="7"/>1 <text:s/></text:p>
          </table:table-cell>
          <table:table-cell table:style-name="ce24"/>
          <table:table-cell table:number-columns-repeated="2"/>
          <table:table-cell table:style-name="ce39" office:value-type="float" office:value="4" calcext:value-type="float">
            <text:p>4</text:p>
          </table:table-cell>
          <table:table-cell table:number-columns-repeated="2"/>
          <table:table-cell table:style-name="ce26" office:value-type="string" calcext:value-type="string">
            <text:p>00731805 <text:s/>add <text:s text:c="8"/>esp,8 <text:s/></text:p>
          </table:table-cell>
          <table:table-cell table:style-name="ce26" office:value-type="string" calcext:value-type="string">
            <text:p>Stack balancing</text:p>
          </table:table-cell>
          <table:table-cell table:number-columns-repeated="2"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31" office:value-type="string" calcext:value-type="string">
            <text:p>00561731 <text:s/>add <text:s text:c="8"/>esp,0C0h <text:s/></text:p>
          </table:table-cell>
          <table:table-cell table:style-name="ce31" office:value-type="string" calcext:value-type="string">
            <text:p>Reduce Stack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31" office:value-type="string" calcext:value-type="string">
            <text:p>00561731 <text:s/>add <text:s text:c="8"/>esp,0C0h <text:s/></text:p>
          </table:table-cell>
          <table:table-cell table:style-name="ce31" office:value-type="string" calcext:value-type="string">
            <text:p>Reduce Stack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00371892 <text:s/>call <text:s text:c="7"/>_fuSum5 (03711FEh) <text:s/></text:p>
          </table:table-cell>
          <table:table-cell table:style-name="ce25" office:value-type="string" calcext:value-type="string">
            <text:p>Call function</text:p>
          </table:table-cell>
          <table:table-cell table:number-columns-repeated="2"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42" office:value-type="string" calcext:value-type="string">
            <text:p>00731808 <text:s/>mov <text:s text:c="8"/>dword ptr [tempSum2],eax <text:s/>(EBP – 0x4)</text:p>
          </table:table-cell>
          <table:table-cell table:style-name="ce42" office:value-type="string" calcext:value-type="string">
            <text:p>Store return value as local vriable</text:p>
          </table:table-cell>
          <table:table-cell table:number-columns-repeated="2"/>
          <table:table-cell table:style-name="ce41" office:value-type="string" calcext:value-type="string">
            <text:p>main</text:p>
          </table:table-cell>
          <table:table-cell table:number-columns-repeated="2"/>
          <table:table-cell table:style-name="ce32" office:value-type="string" calcext:value-type="string">
            <text:p>00561737 <text:s/>cmp <text:s text:c="8"/>ebp,esp <text:s/></text:p>
          </table:table-cell>
          <table:table-cell table:style-name="ce32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32" office:value-type="string" calcext:value-type="string">
            <text:p>00561737 <text:s/>cmp <text:s text:c="8"/>ebp,esp <text:s/></text:p>
          </table:table-cell>
          <table:table-cell table:style-name="ce32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26" office:value-type="string" calcext:value-type="string">
            <text:p>00371897 <text:s/>add <text:s text:c="8"/>esp,14h <text:s/></text:p>
          </table:table-cell>
          <table:table-cell table:style-name="ce26" office:value-type="string" calcext:value-type="string">
            <text:p>Stack balancing</text:p>
          </table:table-cell>
          <table:table-cell table:number-columns-repeated="2"/>
          <table:table-cell table:style-name="ce41" office:value-type="string" calcext:value-type="string">
            <text:p>system</text:p>
          </table:table-cell>
          <table:table-cell table:number-columns-repeated="2"/>
          <table:table-cell table:style-name="ce8" office:value-type="time" office:time-value="PT56H00M00S" calcext:value-type="time">
            <text:p>56:00:00</text:p>
          </table:table-cell>
          <table:table-cell office:value-type="string" calcext:value-type="string">
            <text:p>int tempSum3 = fnSum3(numC, numD, numE);</text:p>
          </table:table-cell>
          <table:table-cell table:number-columns-repeated="2"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33" office:value-type="string" calcext:value-type="string">
            <text:p>00561739 <text:s/>call <text:s text:c="7"/>__RTC_CheckEsp (0561217h) <text:s/></text:p>
          </table:table-cell>
          <table:table-cell table:style-name="ce33" office:value-type="string" calcext:value-type="string">
            <text:p>Check EBP &amp; ESP</text:p>
          </table:table-cell>
          <table:table-cell table:number-columns-repeated="2"/>
          <table:table-cell table:style-name="ce10" office:value-type="string" calcext:value-type="string">
            <text:p>CCCCCCCC</text:p>
          </table:table-cell>
          <table:table-cell table:number-columns-repeated="2"/>
          <table:table-cell table:style-name="ce33" office:value-type="string" calcext:value-type="string">
            <text:p>00561739 <text:s/>call <text:s text:c="7"/>__RTC_CheckEsp (0561217h) <text:s/></text:p>
          </table:table-cell>
          <table:table-cell table:style-name="ce33" office:value-type="string" calcext:value-type="string">
            <text:p>Check EBP &amp; ESP</text:p>
          </table:table-cell>
          <table:table-cell table:number-columns-repeated="2"/>
          <table:table-cell table:style-name="ce10" office:value-type="string" calcext:value-type="string">
            <text:p>CCCCCCCC</text:p>
          </table:table-cell>
          <table:table-cell table:number-columns-repeated="998"/>
        </table:table-row>
        <table:table-row table:style-name="ro1">
          <table:table-cell table:style-name="ce8" office:value-type="time" office:time-value="PT39H00M00S" calcext:value-type="time">
            <text:p>39:00:00</text:p>
          </table:table-cell>
          <table:table-cell office:value-type="string" calcext:value-type="string">
            <text:p>return 0;</text:p>
          </table:table-cell>
          <table:table-cell table:number-columns-repeated="2"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22" office:value-type="string" calcext:value-type="string">
            <text:p>0073180B <text:s/>mov <text:s text:c="8"/>eax,dword ptr [numE] <text:s/>(EBP + 0x18)</text:p>
          </table:table-cell>
          <table:table-cell table:style-name="ce22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2"/>
          <table:table-cell table:style-name="ce34" office:value-type="string" calcext:value-type="string">
            <text:p>0056173E <text:s/>mov <text:s text:c="8"/>esp,ebp <text:s/></text:p>
          </table:table-cell>
          <table:table-cell table:style-name="ce34"/>
          <table:table-cell table:number-columns-repeated="2"/>
          <table:table-cell table:style-name="ce44" office:value-type="string" calcext:value-type="string">
            <text:p>EBP</text:p>
          </table:table-cell>
          <table:table-cell table:number-columns-repeated="2"/>
          <table:table-cell table:style-name="ce34" office:value-type="string" calcext:value-type="string">
            <text:p>0056173E <text:s/>mov <text:s text:c="8"/>esp,ebp <text:s/></text:p>
          </table:table-cell>
          <table:table-cell table:style-name="ce34"/>
          <table:table-cell table:number-columns-repeated="2"/>
          <table:table-cell table:style-name="ce44" office:value-type="string" calcext:value-type="string">
            <text:p>EBP</text:p>
          </table:table-cell>
          <table:table-cell table:number-columns-repeated="998"/>
        </table:table-row>
        <table:table-row table:style-name="ro1">
          <table:table-cell table:style-name="ce27" office:value-type="string" calcext:value-type="string">
            <text:p>0037189A <text:s/>xor <text:s text:c="8"/>eax,eax <text:s/></text:p>
          </table:table-cell>
          <table:table-cell table:style-name="ce27" office:value-type="string" calcext:value-type="string">
            <text:p><text:s/>EAX = 0</text:p>
          </table:table-cell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2"/>
          <table:table-cell table:style-name="ce23" office:value-type="string" calcext:value-type="string">
            <text:p>0073180E <text:s/>push <text:s text:c="7"/>eax <text:s/></text:p>
          </table:table-cell>
          <table:table-cell table:style-name="ce23"/>
          <table:table-cell table:style-name="Default" table:number-columns-repeated="3"/>
          <table:table-cell table:number-columns-repeated="2"/>
          <table:table-cell table:style-name="ce35" office:value-type="string" calcext:value-type="string">
            <text:p>00561740 <text:s/>pop <text:s text:c="8"/>ebp <text:s/></text:p>
          </table:table-cell>
          <table:table-cell table:style-name="ce35" office:value-type="string" calcext:value-type="string">
            <text:p>Restore EBP</text:p>
          </table:table-cell>
          <table:table-cell table:number-columns-repeated="2"/>
          <table:table-cell table:style-name="ce80" office:value-type="float" office:value="371897" calcext:value-type="float">
            <text:p>371897</text:p>
          </table:table-cell>
          <table:table-cell table:number-columns-repeated="2"/>
          <table:table-cell table:style-name="ce35" office:value-type="string" calcext:value-type="string">
            <text:p>00561740 <text:s/>pop <text:s text:c="8"/>ebp <text:s/></text:p>
          </table:table-cell>
          <table:table-cell table:style-name="ce35" office:value-type="string" calcext:value-type="string">
            <text:p>Restore EBP</text:p>
          </table:table-cell>
          <table:table-cell table:number-columns-repeated="2"/>
          <table:table-cell table:style-name="ce80" office:value-type="float" office:value="371897" calcext:value-type="float">
            <text:p>3718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 text:c="4"/>40: }</text:p>
          </table:table-cell>
          <table:table-cell table:number-columns-repeated="6"/>
          <table:table-cell table:style-name="ce23" office:value-type="string" calcext:value-type="string">
            <text:p>0073180F <text:s/>mov <text:s text:c="8"/>ecx,dword ptr [numD] <text:s/>(EBP + 0x14)</text:p>
          </table:table-cell>
          <table:table-cell table:style-name="ce23"/>
          <table:table-cell table:style-name="Default" table:number-columns-repeated="3"/>
          <table:table-cell table:number-columns-repeated="2"/>
          <table:table-cell table:style-name="ce36" office:value-type="string" calcext:value-type="string">
            <text:p>00561741 <text:s/>ret <text:s/></text:p>
          </table:table-cell>
          <table:table-cell table:style-name="ce36" office:value-type="string" calcext:value-type="string">
            <text:p>Restore EIP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00561741 <text:s/>ret <text:s/></text:p>
          </table:table-cell>
          <table:table-cell table:style-name="ce36" office:value-type="string" calcext:value-type="string">
            <text:p>Restore EIP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8" office:value-type="string" calcext:value-type="string">
            <text:p>0037189C <text:s/>pop <text:s text:c="8"/>edi <text:s/></text:p>
          </table:table-cell>
          <table:table-cell table:style-name="ce28"/>
          <table:table-cell table:number-columns-repeated="5"/>
          <table:table-cell table:style-name="ce23" office:value-type="string" calcext:value-type="string">
            <text:p>00731812 <text:s/>push <text:s text:c="7"/>ecx <text:s/></text:p>
          </table:table-cell>
          <table:table-cell table:style-name="ce23"/>
          <table:table-cell/>
          <table:table-cell table:style-name="Default"/>
          <table:table-cell table:number-columns-repeated="7"/>
          <table:table-cell table:style-name="ce39" office:value-type="float" office:value="2" calcext:value-type="float">
            <text:p>2</text:p>
          </table:table-cell>
          <table:table-cell table:number-columns-repeated="6"/>
          <table:table-cell table:style-name="ce3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29" office:value-type="string" calcext:value-type="string">
            <text:p>0037189D <text:s/>pop <text:s text:c="8"/>esi <text:s/></text:p>
          </table:table-cell>
          <table:table-cell table:style-name="ce29" office:value-type="string" calcext:value-type="string">
            <text:p>Restore enviroment</text:p>
          </table:table-cell>
          <table:table-cell table:number-columns-repeated="5"/>
          <table:table-cell table:style-name="ce23" office:value-type="string" calcext:value-type="string">
            <text:p>00731813 <text:s/>mov <text:s text:c="8"/>edx,dword ptr [numC] <text:s/>(EBP + 0x10)</text:p>
          </table:table-cell>
          <table:table-cell table:style-name="ce23"/>
          <table:table-cell table:style-name="Default" table:number-columns-repeated="4"/>
          <table:table-cell table:number-columns-repeated="5"/>
          <table:table-cell table:style-name="ce39" office:value-type="float" office:value="3" calcext:value-type="float">
            <text:p>3</text:p>
          </table:table-cell>
          <table:table-cell table:number-columns-repeated="6"/>
          <table:table-cell table:style-name="ce39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0" office:value-type="string" calcext:value-type="string">
            <text:p>0037189E <text:s/>pop <text:s text:c="8"/>ebx <text:s/></text:p>
          </table:table-cell>
          <table:table-cell table:style-name="ce30"/>
          <table:table-cell table:number-columns-repeated="5"/>
          <table:table-cell table:style-name="ce24" office:value-type="string" calcext:value-type="string">
            <text:p>00731816 <text:s/>push <text:s text:c="7"/>edx <text:s/></text:p>
          </table:table-cell>
          <table:table-cell table:style-name="ce24"/>
          <table:table-cell table:style-name="Default" table:number-columns-repeated="4"/>
          <table:table-cell table:number-columns-repeated="5"/>
          <table:table-cell table:style-name="ce39" office:value-type="float" office:value="4" calcext:value-type="float">
            <text:p>4</text:p>
          </table:table-cell>
          <table:table-cell table:number-columns-repeated="6"/>
          <table:table-cell table:style-name="ce39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0037189F <text:s/>add <text:s text:c="8"/>esp,0C0h <text:s/></text:p>
          </table:table-cell>
          <table:table-cell table:style-name="ce31" office:value-type="string" calcext:value-type="string">
            <text:p>Reduce Stack</text:p>
          </table:table-cell>
          <table:table-cell table:number-columns-repeated="5"/>
          <table:table-cell table:style-name="ce25" office:value-type="string" calcext:value-type="string">
            <text:p>00731817 <text:s/>call <text:s text:c="7"/>_fnSum3 (07311EFh) <text:s/></text:p>
          </table:table-cell>
          <table:table-cell table:style-name="ce25" office:value-type="string" calcext:value-type="string">
            <text:p>Call function</text:p>
          </table:table-cell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40" office:value-type="float" office:value="5" calcext:value-type="float">
            <text:p>5</text:p>
          </table:table-cell>
          <table:table-cell table:number-columns-repeated="6"/>
          <table:table-cell table:style-name="ce40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2" office:value-type="string" calcext:value-type="string">
            <text:p>003718A5 <text:s/>cmp <text:s text:c="8"/>ebp,esp <text:s/></text:p>
          </table:table-cell>
          <table:table-cell table:style-name="ce32"/>
          <table:table-cell table:number-columns-repeated="5"/>
          <table:table-cell table:style-name="ce26" office:value-type="string" calcext:value-type="string">
            <text:p>0073181C <text:s/>add <text:s text:c="8"/>esp,0Ch <text:s/></text:p>
          </table:table-cell>
          <table:table-cell table:style-name="ce26" office:value-type="string" calcext:value-type="string">
            <text:p>Stack balancing</text:p>
          </table:table-cell>
          <table:table-cell office:value-type="string" calcext:value-type="string">
            <text:p>0x00000000</text:p>
          </table:table-cell>
          <table:table-cell table:style-name="Default"/>
          <table:table-cell table:style-name="ce46" office:value-type="string" calcext:value-type="string">
            <text:p>||</text:p>
          </table:table-cell>
          <table:table-cell table:style-name="Default"/>
          <table:table-cell/>
          <table:table-cell table:style-name="ce10" office:value-type="string" calcext:value-type="string">
            <text:p>00561760 <text:s/>push <text:s text:c="7"/>ebp <text:s/></text:p>
          </table:table-cell>
          <table:table-cell table:style-name="ce10" office:value-type="string" calcext:value-type="string">
            <text:p>Protect enviroment (EBP)</text:p>
          </table:table-cell>
          <table:table-cell table:number-columns-repeated="2"/>
          <table:table-cell table:style-name="ce41" office:value-type="string" calcext:value-type="string">
            <text:p>main</text:p>
          </table:table-cell>
          <table:table-cell table:number-columns-repeated="6"/>
          <table:table-cell table:style-name="ce41" office:value-type="string" calcext:value-type="string">
            <text:p>main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003718A7 <text:s/>call <text:s text:c="7"/>__RTC_CheckEsp (0371217h) <text:s/></text:p>
          </table:table-cell>
          <table:table-cell table:style-name="ce33" office:value-type="string" calcext:value-type="string">
            <text:p>Check EBP &amp; ESP</text:p>
          </table:table-cell>
          <table:table-cell table:number-columns-repeated="5"/>
          <table:table-cell table:style-name="ce42" office:value-type="string" calcext:value-type="string">
            <text:p>0073181F <text:s/>mov <text:s text:c="8"/>dword ptr [tempSum3],eax <text:s/>(EBP – 0x8)</text:p>
          </table:table-cell>
          <table:table-cell table:style-name="ce42" office:value-type="string" calcext:value-type="string">
            <text:p>Store return value as local vriable</text:p>
          </table:table-cell>
          <table:table-cell table:number-columns-repeated="2"/>
          <table:table-cell table:style-name="ce47" office:value-type="string" calcext:value-type="string">
            <text:p>||</text:p>
          </table:table-cell>
          <table:table-cell table:style-name="Default"/>
          <table:table-cell/>
          <table:table-cell table:style-name="ce3" office:value-type="string" calcext:value-type="string">
            <text:p>00561761 <text:s/>mov <text:s text:c="8"/>ebp,esp <text:s/></text:p>
          </table:table-cell>
          <table:table-cell table:style-name="ce3" office:value-type="string" calcext:value-type="string">
            <text:p>Create stack for fnSum2()</text:p>
          </table:table-cell>
          <table:table-cell table:number-columns-repeated="2"/>
          <table:table-cell table:style-name="ce46" office:value-type="string" calcext:value-type="string">
            <text:p>||</text:p>
          </table:table-cell>
          <table:table-cell table:number-columns-repeated="6"/>
          <table:table-cell table:style-name="ce46" office:value-type="string" calcext:value-type="string">
            <text:p>||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003718AC <text:s/>mov <text:s text:c="8"/>esp,ebp <text:s/></text:p>
          </table:table-cell>
          <table:table-cell table:style-name="ce34"/>
          <table:table-cell table:number-columns-repeated="5"/>
          <table:table-cell table:style-name="ce8" office:value-type="time" office:time-value="PT57H00M00S" calcext:value-type="time">
            <text:p>57:00:00</text:p>
          </table:table-cell>
          <table:table-cell table:number-columns-repeated="2"/>
          <table:table-cell table:style-name="Default" office:value-type="string" calcext:value-type="string">
            <text:p>ESP →</text:p>
          </table:table-cell>
          <table:table-cell table:style-name="ce79" office:value-type="string" calcext:value-type="string">
            <text:p>0073181C</text:p>
          </table:table-cell>
          <table:table-cell table:style-name="Default"/>
          <table:table-cell/>
          <table:table-cell table:style-name="ce4" office:value-type="string" calcext:value-type="string">
            <text:p>00561763 <text:s/>sub <text:s text:c="8"/>esp,0CCh <text:s/></text:p>
          </table:table-cell>
          <table:table-cell table:style-name="ce4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4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003718AE <text:s/>pop <text:s text:c="8"/>ebp <text:s/></text:p>
          </table:table-cell>
          <table:table-cell table:style-name="ce35" office:value-type="string" calcext:value-type="string">
            <text:p>Restore EBP</text:p>
          </table:table-cell>
          <table:table-cell table:number-columns-repeated="5"/>
          <table:table-cell table:style-name="ce8" office:value-type="time" office:time-value="PT58H00M00S" calcext:value-type="time">
            <text:p>58:00:00</text:p>
          </table:table-cell>
          <table:table-cell office:value-type="string" calcext:value-type="string">
            <text:p>return tempSum2 + tempSum3;</text:p>
          </table:table-cell>
          <table:table-cell/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Default"/>
          <table:table-cell/>
          <table:table-cell table:style-name="ce5" office:value-type="string" calcext:value-type="string">
            <text:p>00561769 <text:s/>push <text:s text:c="7"/>ebx <text:s/></text:p>
          </table:table-cell>
          <table:table-cell table:style-name="ce5"/>
          <table:table-cell table:number-columns-repeated="1008"/>
        </table:table-row>
        <table:table-row table:style-name="ro1">
          <table:table-cell table:style-name="ce36" office:value-type="string" calcext:value-type="string">
            <text:p>003718AF <text:s/>ret <text:s/></text:p>
          </table:table-cell>
          <table:table-cell table:style-name="ce36" office:value-type="string" calcext:value-type="string">
            <text:p>Restore EIP</text:p>
          </table:table-cell>
          <table:table-cell table:number-columns-repeated="5"/>
          <table:table-cell table:style-name="ce43" office:value-type="string" calcext:value-type="string">
            <text:p>00731822 <text:s/>mov <text:s text:c="8"/>eax,dword ptr [tempSum2] <text:s/>(EBP – 0x4) 3</text:p>
          </table:table-cell>
          <table:table-cell table:style-name="ce43" office:value-type="string" calcext:value-type="string">
            <text:p>Add 2 local variable as return value (EAX)</text:p>
          </table:table-cell>
          <table:table-cell/>
          <table:table-cell table:style-name="Default"/>
          <table:table-cell table:style-name="ce23" office:value-type="float" office:value="4" calcext:value-type="float">
            <text:p>4</text:p>
          </table:table-cell>
          <table:table-cell table:style-name="Default"/>
          <table:table-cell/>
          <table:table-cell table:style-name="ce6" office:value-type="string" calcext:value-type="string">
            <text:p>0056176A <text:s/>push <text:s text:c="7"/>esi <text:s/></text:p>
          </table:table-cell>
          <table:table-cell table:style-name="ce6" office:value-type="string" calcext:value-type="string">
            <text:p>Protect enviromen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44" office:value-type="string" calcext:value-type="string">
            <text:p>00731825 <text:s/>add <text:s text:c="8"/>eax,dword ptr [tempSum3] <text:s/>(EBP – 0x8) 12</text:p>
          </table:table-cell>
          <table:table-cell table:style-name="ce44" office:value-type="string" calcext:value-type="string">
            <text:p>EAX = 15 (correct!)</text:p>
          </table:table-cell>
          <table:table-cell/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Default"/>
          <table:table-cell/>
          <table:table-cell table:style-name="ce7" office:value-type="string" calcext:value-type="string">
            <text:p>0056176B <text:s/>push <text:s text:c="7"/>edi <text:s/></text:p>
          </table:table-cell>
          <table:table-cell table:style-name="ce7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<text:s text:c="4"/>59: }</text:p>
          </table:table-cell>
          <table:table-cell table:number-columns-repeated="2"/>
          <table:table-cell table:style-name="Default"/>
          <table:table-cell table:style-name="ce6" office:value-type="string" calcext:value-type="string">
            <text:p>EDI</text:p>
          </table:table-cell>
          <table:table-cell table:style-name="Default"/>
          <table:table-cell/>
          <table:table-cell table:style-name="ce16" office:value-type="string" calcext:value-type="string">
            <text:p>0056176C <text:s/>lea <text:s text:c="8"/>edi,[ebp-0CCh] <text:s/></text:p>
          </table:table-cell>
          <table:table-cell table:style-name="ce16" office:value-type="string" calcext:value-type="string">
            <text:p>Set EDI at the top of the address withc store local vriables</text:p>
          </table:table-cell>
          <table:table-cell office:value-type="string" calcext:value-type="string">
            <text:p>0x00000000</text:p>
          </table:table-cell>
          <table:table-cell table:style-name="Default"/>
          <table:table-cell table:style-name="ce46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28" office:value-type="string" calcext:value-type="string">
            <text:p>00731828 <text:s/>pop <text:s text:c="8"/>edi <text:s/></text:p>
          </table:table-cell>
          <table:table-cell table:style-name="ce28"/>
          <table:table-cell/>
          <table:table-cell table:style-name="Default"/>
          <table:table-cell table:style-name="ce6" office:value-type="string" calcext:value-type="string">
            <text:p>ESI</text:p>
          </table:table-cell>
          <table:table-cell table:style-name="Default"/>
          <table:table-cell/>
          <table:table-cell table:style-name="ce17" office:value-type="string" calcext:value-type="string">
            <text:p>00561772 <text:s/>mov <text:s text:c="8"/>ecx,33h <text:s/></text:p>
          </table:table-cell>
          <table:table-cell table:style-name="ce17"/>
          <table:table-cell table:style-name="Default" table:number-columns-repeated="2"/>
          <table:table-cell table:style-name="ce47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29" office:value-type="string" calcext:value-type="string">
            <text:p>00731829 <text:s/>pop <text:s text:c="8"/>esi <text:s/></text:p>
          </table:table-cell>
          <table:table-cell table:style-name="ce29" office:value-type="string" calcext:value-type="string">
            <text:p>Restore enviroment</text:p>
          </table:table-cell>
          <table:table-cell/>
          <table:table-cell table:style-name="Default"/>
          <table:table-cell table:style-name="ce6" office:value-type="string" calcext:value-type="string">
            <text:p>EBX</text:p>
          </table:table-cell>
          <table:table-cell table:style-name="Default"/>
          <table:table-cell/>
          <table:table-cell table:style-name="ce18" office:value-type="string" calcext:value-type="string">
            <text:p>00561777 <text:s/>mov <text:s text:c="8"/>eax,0CCCCCCCCh <text:s/></text:p>
          </table:table-cell>
          <table:table-cell table:style-name="ce18" office:value-type="string" calcext:value-type="string">
            <text:p>Fill with “CC” in the stack</text:p>
          </table:table-cell>
          <table:table-cell/>
          <table:table-cell table:style-name="Default" office:value-type="string" calcext:value-type="string">
            <text:p>ESP →</text:p>
          </table:table-cell>
          <table:table-cell table:style-name="ce79" office:value-type="float" office:value="561795" calcext:value-type="float">
            <text:p>56179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0" office:value-type="string" calcext:value-type="string">
            <text:p>0073182A <text:s/>pop <text:s text:c="8"/>ebx <text:s/></text:p>
          </table:table-cell>
          <table:table-cell table:style-name="ce30"/>
          <table:table-cell/>
          <table:table-cell table:style-name="ce45"/>
          <table:table-cell table:style-name="ce43" office:value-type="string" calcext:value-type="string">
            <text:p>CCCCCCCC</text:p>
          </table:table-cell>
          <table:table-cell table:style-name="Default"/>
          <table:table-cell/>
          <table:table-cell table:style-name="ce19" office:value-type="string" calcext:value-type="string">
            <text:p>0056177C <text:s/>rep stos <text:s text:c="3"/>dword ptr es:[edi] <text:s/></text:p>
          </table:table-cell>
          <table:table-cell table:style-name="ce19"/>
          <table:table-cell table:number-columns-repeated="2"/>
          <table:table-cell table:style-name="ce2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1" office:value-type="string" calcext:value-type="string">
            <text:p>0073182B <text:s/>add <text:s text:c="8"/>esp,0D8h <text:s/></text:p>
          </table:table-cell>
          <table:table-cell table:style-name="ce31" office:value-type="string" calcext:value-type="string">
            <text:p>Reduce Stack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style-name="Default"/>
          <table:table-cell/>
          <table:table-cell table:style-name="ce20" office:value-type="string" calcext:value-type="string">
            <text:p>0056177E <text:s/>mov <text:s text:c="8"/>ecx,offset _6A240819_Source@c (056C003h) <text:s/></text:p>
          </table:table-cell>
          <table:table-cell table:style-name="ce20"/>
          <table:table-cell table:number-columns-repeated="2"/>
          <table:table-cell table:style-name="ce2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2" office:value-type="string" calcext:value-type="string">
            <text:p>00731831 <text:s/>cmp <text:s text:c="8"/>ebp,esp <text:s/></text:p>
          </table:table-cell>
          <table:table-cell table:style-name="ce32"/>
          <table:table-cell table:number-columns-repeated="2"/>
          <table:table-cell table:style-name="ce43" office:value-type="string" calcext:value-type="string">
            <text:p>CCCCCCCC</text:p>
          </table:table-cell>
          <table:table-cell table:style-name="Default"/>
          <table:table-cell/>
          <table:table-cell table:style-name="ce20" office:value-type="string" calcext:value-type="string">
            <text:p>00561783 <text:s/>call <text:s text:c="7"/>@__CheckForDebuggerJustMyCode@4 (056120Dh) <text:s/></text:p>
          </table:table-cell>
          <table:table-cell table:style-name="ce20" office:value-type="string" calcext:value-type="string">
            <text:p>init fnSum3() (stdcall / fastcall)</text:p>
          </table:table-cell>
          <table:table-cell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3" office:value-type="string" calcext:value-type="string">
            <text:p>00731833 <text:s/>call <text:s text:c="7"/>__RTC_CheckEsp (0731217h) <text:s/></text:p>
          </table:table-cell>
          <table:table-cell table:style-name="ce33" office:value-type="string" calcext:value-type="string">
            <text:p>Check EBP &amp; ESP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style-name="Default"/>
          <table:table-cell/>
          <table:table-cell table:style-name="ce83" office:value-type="float" office:value="48" calcext:value-type="float">
            <text:p>48.00</text:p>
          </table:table-cell>
          <table:table-cell office:value-type="string" calcext:value-type="string">
            <text:p>int temp;</text:p>
          </table:table-cell>
          <table:table-cell table:number-columns-repeated="2"/>
          <table:table-cell table:style-name="ce6" office:value-type="string" calcext:value-type="string">
            <text:p>ESI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4" office:value-type="string" calcext:value-type="string">
            <text:p>00731838 <text:s/>mov <text:s text:c="8"/>esp,ebp <text:s/></text:p>
          </table:table-cell>
          <table:table-cell table:style-name="ce34"/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Default"/>
          <table:table-cell/>
          <table:table-cell table:style-name="ce83"/>
          <table:table-cell table:number-columns-repeated="3"/>
          <table:table-cell table:style-name="ce6" office:value-type="string" calcext:value-type="string">
            <text:p>EBX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5" office:value-type="string" calcext:value-type="string">
            <text:p>0073183A <text:s/>pop <text:s text:c="8"/>ebp <text:s/></text:p>
          </table:table-cell>
          <table:table-cell table:style-name="ce35" office:value-type="string" calcext:value-type="string">
            <text:p>Restore EBP</text:p>
          </table:table-cell>
          <table:table-cell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style-name="Default"/>
          <table:table-cell/>
          <table:table-cell table:style-name="ce83" office:value-type="float" office:value="49" calcext:value-type="float">
            <text:p>49.00</text:p>
          </table:table-cell>
          <table:table-cell office:value-type="string" calcext:value-type="string">
            <text:p>temp = fnSum2(numA, numB);</text:p>
          </table:table-cell>
          <table:table-cell/>
          <table:table-cell table:style-name="ce45" office:value-type="string" calcext:value-type="string">
            <text:p>- 0x0CC</text:p>
          </table:table-cell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36" office:value-type="string" calcext:value-type="string">
            <text:p>0073183B <text:s/>ret <text:s/></text:p>
          </table:table-cell>
          <table:table-cell table:style-name="ce36" office:value-type="string" calcext:value-type="string">
            <text:p>Restore EIP</text:p>
          </table:table-cell>
          <table:table-cell table:number-columns-repeated="2"/>
          <table:table-cell table:style-name="ce80" office:value-type="float" office:value="371897" calcext:value-type="float">
            <text:p>371897</text:p>
          </table:table-cell>
          <table:table-cell table:style-name="Default"/>
          <table:table-cell/>
          <table:table-cell table:style-name="ce81" office:value-type="string" calcext:value-type="string">
            <text:p>00561788 <text:s/>mov <text:s text:c="8"/>eax,dword ptr [numB] <text:s/>(EBP + 0x0C)</text:p>
          </table:table-cell>
          <table:table-cell table:style-name="ce81" office:value-type="string" calcext:value-type="string">
            <text:p>function algo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1" calcext:value-type="float">
            <text:p>1</text:p>
          </table:table-cell>
          <table:table-cell table:style-name="Default"/>
          <table:table-cell/>
          <table:table-cell table:style-name="ce84" office:value-type="string" calcext:value-type="string">
            <text:p>0056178B <text:s/>push <text:s text:c="7"/>eax <text:s/></text:p>
          </table:table-cell>
          <table:table-cell table:style-name="ce84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2" calcext:value-type="float">
            <text:p>2</text:p>
          </table:table-cell>
          <table:table-cell table:style-name="Default"/>
          <table:table-cell/>
          <table:table-cell table:style-name="ce84" office:value-type="string" calcext:value-type="string">
            <text:p>0056178C <text:s/>mov <text:s text:c="8"/>ecx,dword ptr [numA] <text:s/>(EBP + 0x0x8)</text:p>
          </table:table-cell>
          <table:table-cell table:style-name="ce84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3" calcext:value-type="float">
            <text:p>3</text:p>
          </table:table-cell>
          <table:table-cell table:style-name="Default"/>
          <table:table-cell/>
          <table:table-cell table:style-name="ce82" office:value-type="string" calcext:value-type="string">
            <text:p>0056178F <text:s/>push <text:s text:c="7"/>ecx <text:s/></text:p>
          </table:table-cell>
          <table:table-cell table:style-name="ce82"/>
          <table:table-cell table:number-columns-repeated="2"/>
          <table:table-cell table:style-name="ce10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4" calcext:value-type="float">
            <text:p>4</text:p>
          </table:table-cell>
          <table:table-cell table:number-columns-repeated="2"/>
          <table:table-cell table:style-name="ce85" office:value-type="string" calcext:value-type="string">
            <text:p>00561790 <text:s/>call <text:s text:c="7"/>_fnSum2 (056113Bh) <text:s/></text:p>
          </table:table-cell>
          <table:table-cell table:style-name="ce87" office:value-type="string" calcext:value-type="string">
            <text:p>function call</text:p>
          </table:table-cell>
          <table:table-cell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0" office:value-type="float" office:value="5" calcext:value-type="float">
            <text:p>5</text:p>
          </table:table-cell>
          <table:table-cell table:number-columns-repeated="2"/>
          <table:table-cell table:style-name="ce81" office:value-type="string" calcext:value-type="string">
            <text:p>00561795 <text:s/>add <text:s text:c="8"/>esp,8 <text:s/></text:p>
          </table:table-cell>
          <table:table-cell table:style-name="ce81"/>
          <table:table-cell/>
          <table:table-cell table:style-name="Default"/>
          <table:table-cell table:style-name="ce79" office:value-type="string" calcext:value-type="string">
            <text:p>0073181C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1" office:value-type="string" calcext:value-type="string">
            <text:p>main</text:p>
          </table:table-cell>
          <table:table-cell table:number-columns-repeated="2"/>
          <table:table-cell table:style-name="ce84" office:value-type="string" calcext:value-type="string">
            <text:p>00561798 <text:s/>mov <text:s text:c="8"/>dword ptr [temp],eax <text:s/></text:p>
          </table:table-cell>
          <table:table-cell table:style-name="ce84"/>
          <table:table-cell/>
          <table:table-cell table:style-name="Default"/>
          <table:table-cell table:style-name="ce2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86" office:value-type="float" office:value="50" calcext:value-type="float">
            <text:p>50.00</text:p>
          </table:table-cell>
          <table:table-cell table:style-name="ce88" office:value-type="string" calcext:value-type="string">
            <text:p>return temp + numC;</text:p>
          </table:table-cell>
          <table:table-cell/>
          <table:table-cell table:style-name="Default"/>
          <table:table-cell table:style-name="ce2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2"/>
          <table:table-cell table:style-name="ce84" office:value-type="string" calcext:value-type="string">
            <text:p>0056179B <text:s/>mov <text:s text:c="8"/>eax,dword ptr [temp] <text:s/></text:p>
          </table:table-cell>
          <table:table-cell table:style-name="ce84"/>
          <table:table-cell/>
          <table:table-cell table:style-name="Default"/>
          <table:table-cell table:style-name="ce2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ce82" office:value-type="string" calcext:value-type="string">
            <text:p>0056179E <text:s/>add <text:s text:c="8"/>eax,dword ptr [numC] <text:s/>(EBP + 0x10)</text:p>
          </table:table-cell>
          <table:table-cell table:style-name="ce82"/>
          <table:table-cell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office:value-type="string" calcext:value-type="string">
            <text:p><text:s text:c="4"/>51: }</text:p>
          </table:table-cell>
          <table:table-cell table:number-columns-repeated="2"/>
          <table:table-cell table:style-name="Default"/>
          <table:table-cell table:style-name="ce6" office:value-type="string" calcext:value-type="string">
            <text:p>ESI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"/>
          <table:table-cell table:style-name="ce28" office:value-type="string" calcext:value-type="string">
            <text:p>005617A1 <text:s/>pop <text:s text:c="8"/>edi <text:s/></text:p>
          </table:table-cell>
          <table:table-cell table:style-name="ce28"/>
          <table:table-cell/>
          <table:table-cell table:style-name="Default"/>
          <table:table-cell table:style-name="ce6" office:value-type="string" calcext:value-type="string">
            <text:p>EBX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0x00000000</text:p>
          </table:table-cell>
          <table:table-cell table:style-name="Default"/>
          <table:table-cell table:style-name="ce46" office:value-type="string" calcext:value-type="string">
            <text:p>||</text:p>
          </table:table-cell>
          <table:table-cell table:number-columns-repeated="2"/>
          <table:table-cell table:style-name="ce29" office:value-type="string" calcext:value-type="string">
            <text:p>005617A2 <text:s/>pop <text:s text:c="8"/>esi <text:s/></text:p>
          </table:table-cell>
          <table:table-cell table:style-name="ce29" office:value-type="string" calcext:value-type="string">
            <text:p>Restore enviroment</text:p>
          </table:table-cell>
          <table:table-cell/>
          <table:table-cell table:style-name="ce45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style-name="ce47" office:value-type="string" calcext:value-type="string">
            <text:p>||</text:p>
          </table:table-cell>
          <table:table-cell table:number-columns-repeated="2"/>
          <table:table-cell table:style-name="ce30" office:value-type="string" calcext:value-type="string">
            <text:p>005617A3 <text:s/>pop <text:s text:c="8"/>ebx <text:s/></text:p>
          </table:table-cell>
          <table:table-cell table:style-name="ce30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 office:value-type="string" calcext:value-type="string">
            <text:p>ESP →</text:p>
          </table:table-cell>
          <table:table-cell table:style-name="ce5" office:value-type="string" calcext:value-type="string">
            <text:p>EDI</text:p>
          </table:table-cell>
          <table:table-cell table:number-columns-repeated="2"/>
          <table:table-cell table:style-name="ce31" office:value-type="string" calcext:value-type="string">
            <text:p>005617A4 <text:s/>add <text:s text:c="8"/>esp,0CCh <text:s/></text:p>
          </table:table-cell>
          <table:table-cell table:style-name="ce31" office:value-type="string" calcext:value-type="string">
            <text:p>Reduce Stack</text:p>
          </table:table-cell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style-name="ce7" office:value-type="string" calcext:value-type="string">
            <text:p>ESI</text:p>
          </table:table-cell>
          <table:table-cell table:number-columns-repeated="2"/>
          <table:table-cell table:style-name="ce32" office:value-type="string" calcext:value-type="string">
            <text:p>005617AA <text:s/>cmp <text:s text:c="8"/>ebp,esp <text:s/></text:p>
          </table:table-cell>
          <table:table-cell table:style-name="ce32"/>
          <table:table-cell table:number-columns-repeated="2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Default"/>
          <table:table-cell table:style-name="ce6" office:value-type="string" calcext:value-type="string">
            <text:p>EBX</text:p>
          </table:table-cell>
          <table:table-cell table:number-columns-repeated="2"/>
          <table:table-cell table:style-name="ce33" office:value-type="string" calcext:value-type="string">
            <text:p>005617AC <text:s/>call <text:s text:c="7"/>__RTC_CheckEsp (0561217h) <text:s/></text:p>
          </table:table-cell>
          <table:table-cell table:style-name="ce33" office:value-type="string" calcext:value-type="string">
            <text:p>Check EBP &amp; ESP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45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34" office:value-type="string" calcext:value-type="string">
            <text:p>005617B1 <text:s/>mov <text:s text:c="8"/>esp,ebp <text:s/></text:p>
          </table:table-cell>
          <table:table-cell table:style-name="ce34"/>
          <table:table-cell table:number-columns-repeated="2"/>
          <table:table-cell table:style-name="ce44" office:value-type="string" calcext:value-type="string">
            <text:p>EBP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35" office:value-type="string" calcext:value-type="string">
            <text:p>005617B3 <text:s/>pop <text:s text:c="8"/>ebp <text:s/></text:p>
          </table:table-cell>
          <table:table-cell table:style-name="ce35" office:value-type="string" calcext:value-type="string">
            <text:p>Restore EBP</text:p>
          </table:table-cell>
          <table:table-cell table:number-columns-repeated="2"/>
          <table:table-cell table:style-name="ce80" office:value-type="float" office:value="371897" calcext:value-type="float">
            <text:p>371897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3" office:value-type="string" calcext:value-type="string">
            <text:p>CCCCCCCC</text:p>
          </table:table-cell>
          <table:table-cell table:number-columns-repeated="2"/>
          <table:table-cell table:style-name="ce36" office:value-type="string" calcext:value-type="string">
            <text:p>005617B4 <text:s/>ret <text:s/></text:p>
          </table:table-cell>
          <table:table-cell table:style-name="ce36" office:value-type="string" calcext:value-type="string">
            <text:p>Restore EIP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43" office:value-type="float" office:value="12" calcext:value-type="float">
            <text:p>12</text:p>
          </table:table-cell>
          <table:table-cell table:number-columns-repeated="6"/>
          <table:table-cell table:style-name="ce39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0" office:value-type="float" office:value="3" calcext:value-type="float">
            <text:p>3</text:p>
          </table:table-cell>
          <table:table-cell table:number-columns-repeated="6"/>
          <table:table-cell table:style-name="ce39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number-columns-repeated="6"/>
          <table:table-cell table:style-name="ce39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80" office:value-type="float" office:value="371897" calcext:value-type="float">
            <text:p>371897</text:p>
          </table:table-cell>
          <table:table-cell table:number-columns-repeated="6"/>
          <table:table-cell table:style-name="ce40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1" calcext:value-type="float">
            <text:p>1</text:p>
          </table:table-cell>
          <table:table-cell table:number-columns-repeated="6"/>
          <table:table-cell table:style-name="ce41" office:value-type="string" calcext:value-type="string">
            <text:p>main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2" calcext:value-type="float">
            <text:p>2</text:p>
          </table:table-cell>
          <table:table-cell table:number-columns-repeated="6"/>
          <table:table-cell table:style-name="ce46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3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1" office:value-type="string" calcext:value-type="string">
            <text:p>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6" office:value-type="string" calcext:value-type="string">
            <text:p>||</text:p>
          </table:table-cell>
          <table:table-cell table:number-columns-repeated="4"/>
          <table:table-cell office:value-type="string" calcext:value-type="string">
            <text:p>0x00000000</text:p>
          </table:table-cell>
          <table:table-cell table:style-name="Default"/>
          <table:table-cell table:style-name="ce46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4"/>
          <table:table-cell table:style-name="Default" table:number-columns-repeated="2"/>
          <table:table-cell table:style-name="ce47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Default" office:value-type="string" calcext:value-type="string">
            <text:p>ESP →</text:p>
          </table:table-cell>
          <table:table-cell table:style-name="ce6" office:value-type="string" calcext:value-type="string">
            <text:p>EDI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6"/>
          <table:table-cell table:style-name="ce6" office:value-type="string" calcext:value-type="string">
            <text:p>ESI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6"/>
          <table:table-cell table:style-name="ce6" office:value-type="string" calcext:value-type="string">
            <text:p>EBX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45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10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EBP →</text:p>
          </table:table-cell>
          <table:table-cell table:style-name="ce44" office:value-type="string" calcext:value-type="string">
            <text:p>EBP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79" office:value-type="string" calcext:value-type="string">
            <text:p>0073181C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3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23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2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6" office:value-type="string" calcext:value-type="string">
            <text:p>EDI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6" office:value-type="string" calcext:value-type="string">
            <text:p>ESI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6" office:value-type="string" calcext:value-type="string">
            <text:p>EBX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45"/>
          <table:table-cell table:style-name="ce43" office:value-type="string" calcext:value-type="string">
            <text:p>CCCCCCCC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10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4" office:value-type="string" calcext:value-type="string">
            <text:p>EBP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80" office:value-type="float" office:value="371897" calcext:value-type="float">
            <text:p>371897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3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39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39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39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0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1" office:value-type="string" calcext:value-type="string">
            <text:p>main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style-name="ce46" office:value-type="string" calcext:value-type="string">
            <text:p>||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0xFFFFFFFF</text:p>
          </table:table-cell>
          <table:table-cell/>
          <table:table-cell table:style-name="ce47" office:value-type="string" calcext:value-type="string">
            <text:p>||</text:p>
          </table:table-cell>
          <table:table-cell table:number-columns-repeated="100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currency-style style:name="N10110P0" style:volatile="true" number:language="en" number:country="AU">
      <number:currency-symbol>$</number:currency-symbol>
      <number:number number:decimal-places="2" loext:min-decimal-places="2" number:min-integer-digits="1" number:grouping="true"/>
    </number:currency-style>
    <number:currency-style style:name="N10110" number:language="en" number:country="AU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09:55:35.599674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52:28.195098516</meta:creation-date>
    <meta:editing-duration>PT22M55S</meta:editing-duration>
    <meta:editing-cycles>14</meta:editing-cycles>
    <meta:generator>LibreOffice/6.0.1.1$Linux_X86_64 LibreOffice_project/00m0$Build-1</meta:generator>
    <meta:initial-creator>LST 97</meta:initial-creator>
    <dc:date>2019-08-25T11:42:08.226595256</dc:date>
    <dc:creator>LST 97</dc:creator>
    <meta:document-statistic meta:table-count="1" meta:cell-count="490" meta:object-count="32"/>
  </office:meta>
</office:document-meta>
</file>